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2cf5"/>
    </style:style>
    <style:style style:name="P2" style:family="paragraph" style:parent-style-name="Standard">
      <style:paragraph-properties fo:text-align="start" style:justify-single-word="false"/>
      <style:text-properties officeooo:paragraph-rsid="0014b963"/>
    </style:style>
    <style:style style:name="P3" style:family="paragraph" style:parent-style-name="Standard">
      <style:paragraph-properties fo:text-align="center" style:justify-single-word="false"/>
      <style:text-properties fo:font-size="16pt" fo:font-weight="bold" officeooo:paragraph-rsid="00118a3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paragraph-rsid="0012b362"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paragraph-rsid="0012b362"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fo:font-weight="normal" officeooo:paragraph-rsid="00118a3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2b36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132cf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paragraph-rsid="00157f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15be1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16988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17f6a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paragraph-rsid="0018cf7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1ac5c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1c436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paragraph-rsid="001cc05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paragraph-rsid="001e916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paragraph-rsid="001f0a4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paragraph-rsid="001f3c9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paragraph-rsid="001f7dd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paragraph-rsid="0020bfd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paragraph-rsid="002626e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paragraph-rsid="002875bc"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paragraph-rsid="00157fa9"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paragraph-rsid="0017f6a8"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paragraph-rsid="001ac5c7"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weight="normal" officeooo:paragraph-rsid="001e9163"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bold" officeooo:paragraph-rsid="00157fa9" style:font-size-asian="10.5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paragraph-rsid="001c436b" style:font-size-asian="10.5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paragraph-rsid="001e9163"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paragraph-rsid="001fe129" style:font-size-asian="10.5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paragraph-rsid="0024da81"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paragraph-rsid="00157fa9"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paragraph-rsid="001e9163"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font-size="13pt" fo:font-weight="bold" officeooo:paragraph-rsid="0014b963" style:font-size-asian="13pt" style:font-weight-asian="bold" style:font-size-complex="13pt" style:font-weight-complex="bold"/>
    </style:style>
    <style:style style:name="P36" style:family="paragraph" style:parent-style-name="Standard">
      <style:paragraph-properties fo:text-align="center" style:justify-single-word="false"/>
      <style:text-properties fo:font-size="14pt" fo:font-weight="bold" officeooo:paragraph-rsid="00157fa9"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paragraph-rsid="001e9163"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paragraph-rsid="001fac5b"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paragraph-rsid="00244168"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5pt" fo:font-weight="bold" officeooo:paragraph-rsid="0014b963" style:font-size-asian="15pt" style:font-weight-asian="bold" style:font-size-complex="15pt" style:font-weight-complex="bold"/>
    </style:style>
    <style:style style:name="T1" style:family="text">
      <style:text-properties officeooo:rsid="00118a3d"/>
    </style:style>
    <style:style style:name="T2" style:family="text">
      <style:text-properties officeooo:rsid="0012b362"/>
    </style:style>
    <style:style style:name="T3" style:family="text">
      <style:text-properties officeooo:rsid="0012f7e0"/>
    </style:style>
    <style:style style:name="T4" style:family="text">
      <style:text-properties officeooo:rsid="00132cf5"/>
    </style:style>
    <style:style style:name="T5" style:family="text">
      <style:text-properties fo:font-size="12pt" fo:font-weight="normal" officeooo:rsid="00132cf5" style:font-size-asian="10.5pt" style:font-weight-asian="normal" style:font-size-complex="12pt" style:font-weight-complex="normal"/>
    </style:style>
    <style:style style:name="T6" style:family="text">
      <style:text-properties fo:font-weight="bold" officeooo:rsid="00157fa9" style:font-weight-asian="bold" style:font-weight-complex="bold"/>
    </style:style>
    <style:style style:name="T7" style:family="text">
      <style:text-properties fo:font-weight="bold" officeooo:rsid="001ac5c7" style:font-weight-asian="bold" style:font-weight-complex="bold"/>
    </style:style>
    <style:style style:name="T8" style:family="text">
      <style:text-properties fo:font-weight="bold" officeooo:rsid="001e9163" style:font-weight-asian="bold" style:font-weight-complex="bold"/>
    </style:style>
    <style:style style:name="T9" style:family="text">
      <style:text-properties officeooo:rsid="0014b963"/>
    </style:style>
    <style:style style:name="T10" style:family="text">
      <style:text-properties officeooo:rsid="00157fa9"/>
    </style:style>
    <style:style style:name="T11" style:family="text">
      <style:text-properties fo:font-size="14pt" fo:font-weight="bold" officeooo:rsid="00157fa9" style:font-size-asian="14pt" style:font-weight-asian="bold" style:font-size-complex="14pt" style:font-weight-complex="bold"/>
    </style:style>
    <style:style style:name="T12" style:family="text">
      <style:text-properties fo:font-weight="normal" officeooo:rsid="00157fa9" style:font-weight-asian="normal" style:font-weight-complex="normal"/>
    </style:style>
    <style:style style:name="T13" style:family="text">
      <style:text-properties fo:font-weight="normal" officeooo:rsid="001e9163" style:font-weight-asian="normal" style:font-weight-complex="normal"/>
    </style:style>
    <style:style style:name="T14" style:family="text">
      <style:text-properties fo:font-weight="normal" officeooo:rsid="001fe129" style:font-weight-asian="normal" style:font-weight-complex="normal"/>
    </style:style>
    <style:style style:name="T15" style:family="text">
      <style:text-properties officeooo:rsid="0015be1f"/>
    </style:style>
    <style:style style:name="T16" style:family="text">
      <style:text-properties fo:font-size="16pt" fo:font-weight="bold" officeooo:rsid="00169880" style:font-size-asian="16pt" style:font-weight-asian="bold" style:font-size-complex="16pt" style:font-weight-complex="bold"/>
    </style:style>
    <style:style style:name="T17" style:family="text">
      <style:text-properties fo:font-size="16pt" fo:font-weight="bold" officeooo:rsid="001e9163" style:font-size-asian="16pt" style:font-weight-asian="bold" style:font-size-complex="16pt" style:font-weight-complex="bold"/>
    </style:style>
    <style:style style:name="T18" style:family="text">
      <style:text-properties fo:font-size="16pt" fo:font-weight="bold" officeooo:rsid="001f0a4a" style:font-size-asian="16pt" style:font-weight-asian="bold" style:font-size-complex="16pt" style:font-weight-complex="bold"/>
    </style:style>
    <style:style style:name="T19" style:family="text">
      <style:text-properties fo:font-size="16pt" fo:font-weight="bold" officeooo:rsid="0020bfd8" style:font-size-asian="16pt" style:font-weight-asian="bold" style:font-size-complex="16pt" style:font-weight-complex="bold"/>
    </style:style>
    <style:style style:name="T20" style:family="text">
      <style:text-properties officeooo:rsid="00160d93"/>
    </style:style>
    <style:style style:name="T21" style:family="text">
      <style:text-properties officeooo:rsid="00169880"/>
    </style:style>
    <style:style style:name="T22" style:family="text">
      <style:text-properties officeooo:rsid="0017f6a8"/>
    </style:style>
    <style:style style:name="T23" style:family="text">
      <style:text-properties officeooo:rsid="0018cf71"/>
    </style:style>
    <style:style style:name="T24" style:family="text">
      <style:text-properties officeooo:rsid="001ac5c7"/>
    </style:style>
    <style:style style:name="T25" style:family="text">
      <style:text-properties officeooo:rsid="001c436b"/>
    </style:style>
    <style:style style:name="T26" style:family="text">
      <style:text-properties officeooo:rsid="001e9163"/>
    </style:style>
    <style:style style:name="T27" style:family="text">
      <style:text-properties officeooo:rsid="001f0a4a"/>
    </style:style>
    <style:style style:name="T28" style:family="text">
      <style:text-properties officeooo:rsid="001f3c9f"/>
    </style:style>
    <style:style style:name="T29" style:family="text">
      <style:text-properties officeooo:rsid="001f7dd2"/>
    </style:style>
    <style:style style:name="T30" style:family="text">
      <style:text-properties officeooo:rsid="001fac5b"/>
    </style:style>
    <style:style style:name="T31" style:family="text">
      <style:text-properties officeooo:rsid="001fe129"/>
    </style:style>
    <style:style style:name="T32" style:family="text">
      <style:text-properties officeooo:rsid="0020bfd8"/>
    </style:style>
    <style:style style:name="T33" style:family="text">
      <style:text-properties officeooo:rsid="00226ae5"/>
    </style:style>
    <style:style style:name="T34" style:family="text">
      <style:text-properties officeooo:rsid="00244168"/>
    </style:style>
    <style:style style:name="T35" style:family="text">
      <style:text-properties officeooo:rsid="0024da81"/>
    </style:style>
    <style:style style:name="T36" style:family="text">
      <style:text-properties officeooo:rsid="002626e7"/>
    </style:style>
    <style:style style:name="T37" style:family="text">
      <style:text-properties officeooo:rsid="002875bc"/>
    </style:style>
    <style:style style:name="T38" style:family="text">
      <style:text-properties officeooo:rsid="0029f6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uunnitteludokumentti</text:span></text:p>
      <text:p text:style-name="P3"><text:span text:style-name="T1"/></text:p>
      <text:p text:style-name="P6"><text:span text:style-name="T1">Ohjelma koostuu kahdes</text:span><text:span text:style-name="T2">t</text:span><text:span text:style-name="T1">a pääluokasta: Pakkaaja ja Purkaja. Pakkaaja pakkaa annetun tiedoston ja Purkaja purkaa sen. Pakkausvaiheessa syntyy lisäksi ylimääräinen header-tiedosto johonka tallennetaan blokki-huffman-koodi -parit. Tämän nimi on sama kuin pakatun tiedoston nimi + .header-pääte (esim. pakattu.dat + pakattu.dat.header).</text:span></text:p>
      <text:p text:style-name="P6"><text:span text:style-name="T1"/></text:p>
      <text:p text:style-name="P1"><text:span text:style-name="T1"/></text:p>
      <text:p text:style-name="P8"><text:span text:style-name="T4">Tiedostokäsittely hoituu ITiedostoLukija ja ITiedostoKirjoittaja-rajapintojen kautta koska tämä mahdollistaa yksikkötesteissä korvaavien objektien käytön jotka teeskentelevät olevansa tiedostoja.</text:span><text:span text:style-name="T1"> </text:span></text:p>
      <text:p text:style-name="P6"><text:span text:style-name="T1"/></text:p>
      <text:p text:style-name="P4"><text:span text:style-name="T2">Pakkaajan toiminta &amp; rakenne</text:span></text:p>
      <text:p text:style-name="P5"><text:span text:style-name="T2"/></text:p>
      <text:p text:style-name="P7"><text:span text:style-name="T2">Pakkaajalle määritetään blokkikoko eli kuinka monen tavun rypäissä pakkaaja lukee lähdetiedostoa. Blokeille muodostetaan kanonisoidut huffman-koodit joiden avulla tiedosto pakataan. Pakkauksen yhteydessä syntyy header-tiedosto jonka rakenne on määritelty tarkemmin tiedostoformaatti.txt-tiedostossa.</text:span></text:p>
      <text:p text:style-name="P7"><text:span text:style-name="T2"/></text:p>
      <text:p text:style-name="P7"><text:span text:style-name="T2">Pakkaaja muodostaa ensiksi huffman-koodit KoodiMuodostaja-luokan avulla. KoodiMuodostaja lukee </text:span><text:span text:style-name="T3">I</text:span><text:span text:style-name="T2">TiedostoLukija-objektin avulla tiedostosta blokk</text:span><text:span text:style-name="T3">eja jotka järjestetään esiintymistiheyden mukaan. Näistä blokeista muodostetaan huffman-puu, josta generoidaan huffman-koodit. Huffman-koodit. Koodit kanonisoidaan vielä Kanonisoija-objektin avulla. Kanonisoiduilla koodeilla on se etu, että ne voidaan muodostaa pelkästään koodin pituustiedon mukaan kunhan ne on tallennettu headeriin oikeassa järjestyksessä. Tämä mahdollistaa sen että headeriin voidaan tallentaa vain koodin pituus eikä itse koodia tarvitse tallentaa.</text:span></text:p>
      <text:p text:style-name="P7"><text:span text:style-name="T3"/></text:p>
      <text:p text:style-name="P8"><text:span text:style-name="T3">Kun kanonisoidut koodit on muodostettu, välitetään koodit tiivistäjä-objektille. Objekti lukee lähdetiedostosta ITiedostoLukijan kautta blokkeja ja tallentaa uuteen tiedostoon blokeille määritettyjä koodeja ITiedostoKirjoittaja-objektin avulla. </text:span><text:span text:style-name="T4">Tiivistäjä palauttaa tiedon siitä montako bittiä on merkitseviä viimeisessä tavussa. Tämä on tarpeellinen tieto koska tiedostonkäsittely hoituu <text:s/>tavutasolla ja koodit kirjoitetaan bittitasolla – tämän takia todennäköisesti syntyy tilanne että viimeisessä tavussa on käyttämättömiä bittejä joiden arvot ovat roskaa.</text:span><text:span text:style-name="T3"> </text:span></text:p>
      <text:p text:style-name="P8"><text:span text:style-name="T4"/></text:p>
      <text:p text:style-name="P2"><text:span text:style-name="T5">Kohdetiedosto kirjoittamisen jälkeen välitetään vielä HeaderMuodostaja-objektille koodit järjestettynä kasvavaan pituusjärjestykseen ja tieto siitä montako bittiä on merkitseviä viimeisessä tavussa. </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40"><text:soft-page-break/><text:span text:style-name="T9">Pakkaajan aika- ja tilavaativuudet</text:span></text:p>
      <text:p text:style-name="P35"><text:span text:style-name="T10"/></text:p>
      <text:p text:style-name="P37"><text:span text:style-name="T26">KanonisoidunKoodinMuodostaja-luokka</text:span></text:p>
      <text:p text:style-name="P30"><text:span text:style-name="T26"/></text:p>
      <text:p text:style-name="P30"><text:span text:style-name="T26">muodostaKoodi</text:span><text:span text:style-name="T13">() - pseudokoodi</text:span></text:p>
      <text:p text:style-name="P34"><text:span text:style-name="T13"/></text:p>
      <text:p text:style-name="P34"><text:span text:style-name="T13">++koodi;</text:span></text:p>
      <text:p text:style-name="P34"><text:span text:style-name="T13">if (nykyinenPituus &gt; vanhaPituus</text:span></text:p>
      <text:p text:style-name="P34"><text:span text:style-name="T13"><text:tab/>koodi = siiräBittejäOikealle(koodi, nykyinenPituus – vanhaPituus)</text:span></text:p>
      <text:p text:style-name="P34"><text:span text:style-name="T13"><text:tab/>vanhaPituus = nykyinenPituus</text:span></text:p>
      <text:p text:style-name="P34"><text:span text:style-name="T13">for (int i = 0; i &lt; nykyinenPituus; ++i) </text:span></text:p>
      <text:p text:style-name="P34"><text:span text:style-name="T13"><text:tab/>asetaBitti(uusiKoodi, haeBitti(vanhakoodi(uusiPituus – 1 – i ))</text:span></text:p>
      <text:p text:style-name="P34"><text:span text:style-name="T13"/></text:p>
      <text:p text:style-name="P34"><text:span text:style-name="T13">return uusiKoodi</text:span></text:p>
      <text:p text:style-name="P34"><text:span text:style-name="T13"/></text:p>
      <text:p text:style-name="P34"><text:span text:style-name="T13">Alussa vakioaikaisia operaatioita vakiomäärä, aikavaativuus O(1). Silmukan aikavaativuus on O(m) missä m on koodin bittien määrä. Maksimipituus on määritetty 64 bittiin jolloin silmukka suoritetaan pahimmillaan 64 kertaa -&gt; vakioaikainen -&gt; O(1). Bittioperaatiot ovat vakioaikaisia. Aikavaativuus O(1)</text:span></text:p>
      <text:p text:style-name="P34"><text:span text:style-name="T13"/></text:p>
      <text:p text:style-name="P34"><text:span text:style-name="T13">Metodissa luodaan muutama väliaikaismuuttuja, tilavaativuus O(1) </text:span></text:p>
      <text:p text:style-name="P34"><text:span text:style-name="T13"><text:s text:c="2"/></text:span></text:p>
      <text:p text:style-name="P17"><text:span text:style-name="T21">Metodin aikavaativuus on siis</text:span><text:span text:style-name="T23"> </text:span><text:span text:style-name="T16">O(</text:span><text:span text:style-name="T17">1</text:span><text:span text:style-name="T16">)</text:span><text:span text:style-name="T21">.</text:span></text:p>
      <text:p text:style-name="P17"><text:span text:style-name="T21">Metodin tilavaativuus on siis </text:span><text:span text:style-name="T16">O(</text:span><text:span text:style-name="T17">1</text:span><text:span text:style-name="T16">)</text:span><text:span text:style-name="T21">.</text:span></text:p>
      <text:p text:style-name="P17"><text:span text:style-name="T21"/></text:p>
      <text:p text:style-name="P37"><text:span text:style-name="T26">Kanonisoija-luokka</text:span></text:p>
      <text:p text:style-name="P30"><text:span text:style-name="T26"/></text:p>
      <text:p text:style-name="P30"><text:span text:style-name="T26">kanonisoi</text:span><text:span text:style-name="T13">() - pseudokoodi</text:span></text:p>
      <text:p text:style-name="P17"><text:span text:style-name="T26">avaimet = koodit.avaimet()</text:span></text:p>
      <text:p text:style-name="P17"><text:span text:style-name="T26">sort(avaimet)</text:span></text:p>
      <text:p text:style-name="P17"><text:span text:style-name="T26">for (i : avaimet)</text:span></text:p>
      <text:p text:style-name="P17"><text:span text:style-name="T26"><text:tab/>listaBlokkiKoodiPareista = koodit.get(i) </text:span></text:p>
      <text:p text:style-name="P17"><text:span text:style-name="T26"><text:tab/>for (pari : <text:s text:c="2"/>listaBlokkiKoodiPareista)</text:span></text:p>
      <text:p text:style-name="P17"><text:span text:style-name="T26"><text:tab/><text:tab/>uusipari = Pari(pari.blokki, KanisoidunKoodinMuodostaja(pari.koodi))</text:span></text:p>
      <text:p text:style-name="P17"><text:span text:style-name="T26"><text:tab/><text:tab/>kanonisoidutkoodit.put(uusipari)</text:span></text:p>
      <text:p text:style-name="P17"><text:span text:style-name="T26"><text:tab/><text:tab/>jarjestetytKoodit.add(uusiPari)</text:span></text:p>
      <text:p text:style-name="P17"><text:span text:style-name="T26"/></text:p>
      <text:p text:style-name="P17"><text:span text:style-name="T26">return kanonisoidutkoodit</text:span></text:p>
      <text:p text:style-name="P17"><text:span text:style-name="T26"/></text:p>
      <text:p text:style-name="P17"><text:span text:style-name="T26">Aluksi avaimet sortataan heap sortilla -&gt; O(m log m). Koska avaimena toimii koodin pituus mikä on rajattu välille 1 – 64, on sortattavia lukuja korkeintaan 64 kappaletta -&gt; O( 64 * log 64) -&gt; O(1). Kartassa on arvona listoja joissa on blokki-koodi-parit. Kahden for-loopin avulla nämä käydään läpi -&gt; aikavaativuus O(n), verrannollinen parien määrään. Koodi kanonisoidaan joka on O(1)-operaatio ja tallennetaan uuteen karttaan ja listaan joka pidetään järjestyksessä headermudostusta varten. Aikavaativuudet O(1) -&gt; Kokonaisaikavaativuus on O(n)</text:span></text:p>
      <text:p text:style-name="P17"><text:span text:style-name="T26"/></text:p>
      <text:p text:style-name="P17"><text:span text:style-name="T26">Tilaa vaaditaan uudelle kartalle O(n) ja listalle O(n) -&gt; tila-vaativuus O(n)</text:span></text:p>
      <text:p text:style-name="P17"><text:span text:style-name="T26"/></text:p>
      <text:p text:style-name="P17"><text:span text:style-name="T21">Metodin aikavaativuus on siis</text:span><text:span text:style-name="T23"> </text:span><text:span text:style-name="T16">O(n)</text:span><text:span text:style-name="T21">.</text:span></text:p>
      <text:p text:style-name="P17"><text:span text:style-name="T21">Metodin tilavaativuus on siis </text:span><text:span text:style-name="T16">O(n)</text:span><text:span text:style-name="T21">.</text:span></text:p>
      <text:p text:style-name="P36"><text:soft-page-break/><text:span text:style-name="T10">KoodiMuodostaja-luokka</text:span></text:p>
      <text:p text:style-name="P33"><text:span text:style-name="T10"/></text:p>
      <text:p text:style-name="P24"><text:span text:style-name="T6">laskeEsiintymisTiheydet</text:span><text:span text:style-name="T10">() - pseudokoodi</text:span></text:p>
      <text:p text:style-name="P24"><text:span text:style-name="T10"/></text:p>
      <text:p text:style-name="P9"><text:span text:style-name="T10">while (ei_olla_tiedoston_lopussa)</text:span></text:p>
      <text:p text:style-name="P9"><text:span text:style-name="T10"><text:tab/>luettu_tavuja = lueTiedostosta(max_blokin_verran_tavuja)</text:span></text:p>
      <text:p text:style-name="P9"><text:span text:style-name="T10"><text:tab/>byteWrapper.tavut = kopioiLuetutTavut</text:span></text:p>
      <text:p text:style-name="P9"><text:span text:style-name="T10"><text:tab/>if (!esiintymistiheydet .contains(byteWrapper)</text:span></text:p>
      <text:p text:style-name="P9"><text:span text:style-name="T10"><text:tab/><text:tab/>esiintymistiheydet.put(byteWrapper, 1)</text:span></text:p>
      <text:p text:style-name="P9"><text:span text:style-name="T10"><text:tab/>else</text:span></text:p>
      <text:p text:style-name="P9"><text:span text:style-name="T10"><text:tab/><text:tab/>esiintymistiheydet.put(bytewrapper, hashmap.get(bytewrapper) + 1)</text:span></text:p>
      <text:p text:style-name="P9"><text:span text:style-name="T10">return <text:s/>esiintymistiheydet</text:span></text:p>
      <text:p text:style-name="P33"><text:span text:style-name="T10"/></text:p>
      <text:p text:style-name="P11"><text:span text:style-name="T10">Tämän metodi käy tiedoston jossa n tavua läpi – tiedot on luettava eli käytävä ainakin kerran läpi -&gt; aikavaativuus O(n). Lisäksi tiedot kopioidaan uuteen taulukkoon koska luettujen tavujen määrä voi erota blokin koosta -&gt; O(n) operaatiota. Tämän jälkeen blokkia käytetään hashmapin avaimena contains-operaatiossa joka on hashmapille O(1), ja tämän jälkeen kirjoitetaan mappiin joka on O(1).</text:span></text:p>
      <text:p text:style-name="P11"><text:span text:style-name="T10"/></text:p>
      <text:p text:style-name="P11"><text:span text:style-name="T21">Tilan kannalta pahin tapaus on jos blokkikoko on 1 ja jokainen blokki on uniikki. Tällöin blokkeja on yhtä monta kuin tiedostossa on tavoja -&gt; tilavaativuus O(n)</text:span></text:p>
      <text:p text:style-name="P11"><text:span text:style-name="T10"/></text:p>
      <text:p text:style-name="P11"><text:span text:style-name="T10">Metodin aika</text:span><text:span text:style-name="T21">- ja tilav</text:span><text:span text:style-name="T20">aativuus </text:span><text:span text:style-name="T15">on näin </text:span><text:span text:style-name="T11">O(n)</text:span><text:span text:style-name="T15">. </text:span></text:p>
      <text:p text:style-name="P9"><text:span text:style-name="T10"/></text:p>
      <text:p text:style-name="P24"><text:span text:style-name="T6">muodostaPrioriteettiJono</text:span><text:span text:style-name="T10">() - pseudokoodi</text:span></text:p>
      <text:p text:style-name="P24"><text:span text:style-name="T12"/></text:p>
      <text:p text:style-name="P10"><text:span text:style-name="T15">avaimet = esiintymistiheydet.avaimet()</text:span></text:p>
      <text:p text:style-name="P10"><text:span text:style-name="T15"/></text:p>
      <text:p text:style-name="P10"><text:span text:style-name="T15">for (avain : avaimet)</text:span></text:p>
      <text:p text:style-name="P10"><text:span text:style-name="T15"><text:tab/>treenode.avain = esiintymistiheydet.get(avain)</text:span></text:p>
      <text:p text:style-name="P10"><text:span text:style-name="T15"><text:tab/>treenode.arvo = avain</text:span></text:p>
      <text:p text:style-name="P10"><text:span text:style-name="T15"><text:tab/>treenode.vasenlapsi = treenode.oikealapsi = null</text:span></text:p>
      <text:p text:style-name="P10"><text:span text:style-name="T15"><text:tab/>prioriteettijono.push(TreeNode(esiintymistiheys, blokki)</text:span></text:p>
      <text:p text:style-name="P10"><text:span text:style-name="T15"><text:tab/></text:span></text:p>
      <text:p text:style-name="P10"><text:span text:style-name="T15">return prioriteettijono</text:span></text:p>
      <text:p text:style-name="P10"><text:span text:style-name="T15"/></text:p>
      <text:p text:style-name="P11"><text:span text:style-name="T15">Metodissa käydään ensiksi koko hashmap läpi. Tämä</text:span><text:span text:style-name="T21">n</text:span><text:span text:style-name="T15"> operaation aikavaativuus on O(</text:span><text:span text:style-name="T21">n</text:span><text:span text:style-name="T15">). </text:span><text:span text:style-name="T21">Jokaisella kierroksella luodaan uusi treenode joka koostuu kolmesta vakio-operaatiosta -&gt; O(1). Tämän jälkeen tallennetaan node prioriteettijonoon joka on sisäisesti heap. Tämä aiheuttaa heapify-operaation jonka aikavaativuus on O(log n) (</text:span><text:a xlink:type="simple" xlink:href="http://www.cs.helsinki.fi/u/floreen/tira2013/tira.pdf"><text:span text:style-name="T21">http://www.cs.helsinki.fi/u/floreen/tira2013/tira.pdf</text:span></text:a><text:span text:style-name="T21"> – sivu 345). Metodissa suoritetaan siis n kertaa log n – operaatio -&gt; metodin aikavaativuus O(n log n)</text:span></text:p>
      <text:p text:style-name="P11"><text:span text:style-name="T21"/></text:p>
      <text:p text:style-name="P11"><text:span text:style-name="T21">Prioriteettijonoon tallennetaan kaikki blokit. Tämä vie O(n) tilaa.</text:span></text:p>
      <text:p text:style-name="P11"><text:span text:style-name="T21"/></text:p>
      <text:p text:style-name="P11"><text:span text:style-name="T21">Metodin aikavaativuus on siis </text:span><text:span text:style-name="T16">O(n log n).</text:span></text:p>
      <text:p text:style-name="P11"><text:span text:style-name="T21">Metodin tilavaativuus on siis </text:span><text:span text:style-name="T16">O(n)</text:span><text:span text:style-name="T21">.</text:span></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6"><text:soft-page-break/><text:span text:style-name="T7">muodostaHuffmanPuu</text:span><text:span text:style-name="T24">() - pseudokoodi</text:span></text:p>
      <text:p text:style-name="P26"><text:span text:style-name="T24"/></text:p>
      <text:p text:style-name="P14"><text:span text:style-name="T24">while (!prioriteettijono.tyhja())</text:span></text:p>
      <text:p text:style-name="P14"><text:span text:style-name="T24"><text:tab/>silmu1 = prioriteettijono.pop()</text:span></text:p>
      <text:p text:style-name="P14"><text:span text:style-name="T24"><text:tab/>silmu2 = prioriteettijono.pop()</text:span></text:p>
      <text:p text:style-name="P14"><text:span text:style-name="T24"><text:tab/>uusiSilmu.vasenlapsi = silmu1</text:span></text:p>
      <text:p text:style-name="P14"><text:span text:style-name="T24"><text:tab/>uusisilmu.oikealapsi = silmu2</text:span></text:p>
      <text:p text:style-name="P14"><text:span text:style-name="T24"><text:tab/>uusisilmu.avain = silmu1.avain + silmu2.avain</text:span></text:p>
      <text:p text:style-name="P14"><text:span text:style-name="T24"><text:tab/>uusisilmu.arvo = null</text:span></text:p>
      <text:p text:style-name="P14"><text:span text:style-name="T24"><text:tab/>prioriteettijono.push(uusinode)</text:span></text:p>
      <text:p text:style-name="P14"><text:span text:style-name="T24"/></text:p>
      <text:p text:style-name="P14"><text:span text:style-name="T24">return prioriteettijono.pop()</text:span></text:p>
      <text:p text:style-name="P14"><text:span text:style-name="T24"/></text:p>
      <text:p text:style-name="P14"><text:span text:style-name="T24">Metodissa muodostetaan huffman-puu. </text:span><text:span text:style-name="T25">Joka kierroksella poistetaan kaksi alkiota prioriteettijonosta ja lisätään yksi -&gt; nettona vähenee yhdellä per kierros -&gt; aikavaativuus O(n). Uuden solmun muodostus onnistuu vakioajassa jolloin koko metodin aikavaativuus on O(n).</text:span></text:p>
      <text:p text:style-name="P14"><text:span text:style-name="T25"/></text:p>
      <text:p text:style-name="P15"><text:span text:style-name="T25">Puuhun luodaan O(n) uutta solmua ja lehtisolmuja on O(n) -&gt; tilavaativuus O(2n) = O(n)</text:span></text:p>
      <text:p text:style-name="P15"><text:span text:style-name="T25"/></text:p>
      <text:p text:style-name="P15"><text:span text:style-name="T21">Metodin aikavaativuus on siis</text:span><text:span text:style-name="T23"> </text:span><text:span text:style-name="T16">O(n)</text:span><text:span text:style-name="T21">.</text:span></text:p>
      <text:p text:style-name="P15"><text:span text:style-name="T21">Metodin tilavaativuus on siis </text:span><text:span text:style-name="T16">O(n)</text:span><text:span text:style-name="T21">.</text:span></text:p>
      <text:p text:style-name="P29"><text:span text:style-name="T10"/></text:p>
      <text:p text:style-name="P29"><text:span text:style-name="T10"/></text:p>
      <text:p text:style-name="P25"><text:span text:style-name="T7">käyPuuLäpiRekursiivisesti</text:span><text:span text:style-name="T22">() - pseudokoodi</text:span></text:p>
      <text:p text:style-name="P25"><text:span text:style-name="T22"/></text:p>
      <text:p text:style-name="P12"><text:span text:style-name="T22">if (node.onLehti)</text:span></text:p>
      <text:p text:style-name="P12"><text:span text:style-name="T22"><text:tab/>koodi(kasattuKoodi, pituus)</text:span></text:p>
      <text:p text:style-name="P12"><text:span text:style-name="T22"/></text:p>
      <text:p text:style-name="P12"><text:span text:style-name="T22"><text:tab/>if (!koodiMap.contains(pituus))</text:span></text:p>
      <text:p text:style-name="P12"><text:span text:style-name="T22"><text:tab/><text:tab/>koodiMap.put(pituus, new OmaArrayList())</text:span></text:p>
      <text:p text:style-name="P12"><text:span text:style-name="T22"><text:tab/>koodiMap.get(pituus).add(Pari(pituus, koodi))</text:span></text:p>
      <text:p text:style-name="P12"><text:span text:style-name="T22"><text:tab/></text:span></text:p>
      <text:p text:style-name="P12"><text:span text:style-name="T22"><text:tab/>return</text:span></text:p>
      <text:p text:style-name="P12"><text:span text:style-name="T22"/></text:p>
      <text:p text:style-name="P16"><text:span text:style-name="T24">käyPuuLäpiRekursiivisesti</text:span><text:span text:style-name="T22">(node.vasenlapsi)</text:span></text:p>
      <text:p text:style-name="P16"><text:span text:style-name="T24">käyPuuLäpiRekursiivisesti</text:span><text:span text:style-name="T22">(node.oikealapsi)</text:span></text:p>
      <text:p text:style-name="P12"><text:span text:style-name="T22"/></text:p>
      <text:p text:style-name="P13"><text:span text:style-name="T23">Metodissa käydään puu läpi rekursiivisesti. Jokainen puun solmu käydään läpi -&gt; O(n) operaatiota. Lisäksi kun saavutetaan juurisolmu, lisätään kasattu koodi karttaan jos on jo lista kartassa koodin pituudelle ajassa O(1), tai luodaan uusi lista jos sitä ei ole olemassa ennen lisäystä O(1) -&gt; Aikavaativuus O(n).</text:span></text:p>
      <text:p text:style-name="P13"><text:span text:style-name="T23"/></text:p>
      <text:p text:style-name="P13"><text:span text:style-name="T23">Tilan kannalta puussa edetään alaspäin kunnes osutaan juuren, jolloin rekursiopino on pahimmillaan puun syvyinen -&gt; O(log n). Lisäksi kasataan tauluun kaikille blokeille koodit -&gt; tilavaativuus O(n) koska jokainen blokki on taulussa.</text:span></text:p>
      <text:p text:style-name="P13"><text:span text:style-name="T23"/></text:p>
      <text:p text:style-name="P13"><text:span text:style-name="T21">Metodin aikavaativuus on siis</text:span><text:span text:style-name="T23"> </text:span><text:span text:style-name="T16">O(n)</text:span><text:span text:style-name="T21">.</text:span></text:p>
      <text:p text:style-name="P13"><text:span text:style-name="T21">Metodin tilavaativuus on siis </text:span><text:span text:style-name="T16">O(n)</text:span><text:span text:style-name="T21">.</text:span></text:p>
      <text:p text:style-name="P13"><text:span text:style-name="T21"/></text:p>
      <text:p text:style-name="P13"><text:span text:style-name="T21"/></text:p>
      <text:p text:style-name="P13"><text:span text:style-name="T21"/></text:p>
      <text:p text:style-name="P27"><text:soft-page-break/><text:span text:style-name="T8">muodostaKoodit</text:span><text:span text:style-name="T22">() - pseudokoodi</text:span></text:p>
      <text:p text:style-name="P27"><text:span text:style-name="T22"/></text:p>
      <text:p text:style-name="P18"><text:span text:style-name="T27">esiintymisTiheydet = laskeEsiintymisTiheydet()</text:span></text:p>
      <text:p text:style-name="P18"><text:span text:style-name="T27">prioriteettijono = muodostajono(esiintymistiheydet)</text:span></text:p>
      <text:p text:style-name="P18"><text:span text:style-name="T27">puu = muodostaHuffmanPuu(prioriteettijono)</text:span></text:p>
      <text:p text:style-name="P18"><text:span text:style-name="T27">koodilista = käyPuuLäpiRekursiivisesti()</text:span></text:p>
      <text:p text:style-name="P18"><text:span text:style-name="T27">return kanonisoija.kanonisoi(koodilista);</text:span></text:p>
      <text:p text:style-name="P18"><text:span text:style-name="T27"/></text:p>
      <text:p text:style-name="P18"><text:span text:style-name="T27">Aikavaativuus: O(n) + O(n log n) + O(n) + O(n) -&gt; O(n log n)</text:span></text:p>
      <text:p text:style-name="P18"><text:span text:style-name="T27">Tilavaativuus: O(n) + O(n) + O(n) + O(n) + O(n) -&gt; O(n)</text:span></text:p>
      <text:p text:style-name="P13"><text:span text:style-name="T21"/></text:p>
      <text:p text:style-name="P13"><text:span text:style-name="T21"/></text:p>
      <text:p text:style-name="P19"><text:span text:style-name="T21">Metodin aikavaativuus on siis</text:span><text:span text:style-name="T23"> </text:span><text:span text:style-name="T16">O(</text:span><text:span text:style-name="T18">n log n</text:span><text:span text:style-name="T16">)</text:span><text:span text:style-name="T21">.</text:span></text:p>
      <text:p text:style-name="P18"><text:span text:style-name="T21">Metodin tilavaativuus on siis </text:span><text:span text:style-name="T16">O(n)</text:span><text:span text:style-name="T21">.</text:span></text:p>
      <text:p text:style-name="P18"><text:span text:style-name="T21"/></text:p>
      <text:p text:style-name="P13"><text:span text:style-name="T21"/></text:p>
      <text:p text:style-name="P38"><text:span text:style-name="T31">Tiivistaja</text:span><text:span text:style-name="T10">-luokka</text:span></text:p>
      <text:p text:style-name="P38"><text:span text:style-name="T10"/></text:p>
      <text:p text:style-name="P31"><text:span text:style-name="T31">tiivista()-</text:span><text:span text:style-name="T14">pseudokoodi</text:span></text:p>
      <text:p text:style-name="P31"><text:span text:style-name="T14"/></text:p>
      <text:p text:style-name="P21"><text:span text:style-name="T10">while (ei_olla_tiedoston_lopussa)</text:span></text:p>
      <text:p text:style-name="P21"><text:span text:style-name="T10"><text:tab/>lueTiedostosta(</text:span><text:span text:style-name="T32">blokki, </text:span><text:span text:style-name="T10">max_blokin_verran_tavuja)</text:span></text:p>
      <text:p text:style-name="P21"><text:span text:style-name="T10"><text:tab/></text:span><text:span text:style-name="T32">pakkauskoodi = koodit.get(blokki)</text:span></text:p>
      <text:p text:style-name="P21"><text:span text:style-name="T32"><text:tab/>kopioiBittejaTavuun(tavu, blokki)</text:span></text:p>
      <text:p text:style-name="P21"><text:span text:style-name="T32"><text:tab/>if (tavu_taynna)</text:span></text:p>
      <text:p text:style-name="P21"><text:span text:style-name="T32"><text:tab/><text:tab/>tallennaTiedostoon(tavu)</text:span></text:p>
      <text:p text:style-name="P21"><text:span text:style-name="T32"/></text:p>
      <text:p text:style-name="P21"><text:span text:style-name="T32">tallennaviimeinenTavu</text:span></text:p>
      <text:p text:style-name="P21"><text:span text:style-name="T32"/></text:p>
      <text:p text:style-name="P21"><text:span text:style-name="T32">return viimeisessaTavussaMerkitseviaBitteja</text:span></text:p>
      <text:p text:style-name="P21"><text:span text:style-name="T32"/></text:p>
      <text:p text:style-name="P21"><text:span text:style-name="T32">Metodi lukee tiedostosta kaikki sen tavut -&gt; O(n) aikavaativuus. Hashmaping get on vakioaikainen, bittejä kopioidaan korkeintaan 8 -&gt; vakioaikainen operaatio. Tallennetaan O(n) tavua. </text:span><text:span text:style-name="T33">Viimeisen tavun tallennus vaatii vakiomäärän operaatioita. </text:span><text:span text:style-name="T32"><text:s/>Aikavaativuus </text:span><text:span text:style-name="T33">siis </text:span><text:span text:style-name="T32">O(n)</text:span></text:p>
      <text:p text:style-name="P21"><text:span text:style-name="T32"/></text:p>
      <text:p text:style-name="P21"><text:span text:style-name="T32">Metodi luo muutaman väliaikaismuuttujan -&gt; tilavaativuus O(1)</text:span></text:p>
      <text:p text:style-name="P21"><text:span text:style-name="T32"/></text:p>
      <text:p text:style-name="P21"><text:span text:style-name="T21">Metodin aikavaativuus on siis</text:span><text:span text:style-name="T23"> </text:span><text:span text:style-name="T16">O(</text:span><text:span text:style-name="T19">n</text:span><text:span text:style-name="T16">)</text:span><text:span text:style-name="T21">.</text:span></text:p>
      <text:p text:style-name="P21"><text:span text:style-name="T21">Metodin tilavaativuus on siis </text:span><text:span text:style-name="T16">O(</text:span><text:span text:style-name="T19">1</text:span><text:span text:style-name="T16">)</text:span><text:span text:style-name="T21">.</text:span></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39"><text:soft-page-break/><text:span text:style-name="T34">HeaderMuodostaja</text:span><text:span text:style-name="T10">-luokka</text:span></text:p>
      <text:p text:style-name="P39"><text:span text:style-name="T10"/></text:p>
      <text:p text:style-name="P32"><text:span text:style-name="T35">muodostaHeader</text:span><text:span text:style-name="T31">()-</text:span><text:span text:style-name="T14">pseudokoodi</text:span></text:p>
      <text:p text:style-name="P21"><text:span text:style-name="T21"/></text:p>
      <text:p text:style-name="P23"><text:span text:style-name="T37">tallennaTiedostoon(blokinPituus)</text:span></text:p>
      <text:p text:style-name="P23"><text:span text:style-name="T37">tallennaTiedostoon(merkitsevienBittienMaaraViimeisessaTavussa)</text:span></text:p>
      <text:p text:style-name="P23"><text:span text:style-name="T37"/></text:p>
      <text:p text:style-name="P23"><text:span text:style-name="T37">for (blokkiKoodiparit : koodit)</text:span></text:p>
      <text:p text:style-name="P23"><text:span text:style-name="T37"><text:tab/>if (blokkiKoodiParit.blokit.pituus != blokinPituus)</text:span></text:p>
      <text:p text:style-name="P23"><text:span text:style-name="T37"><text:tab/><text:tab/>tallennaTiedostoon(0)</text:span></text:p>
      <text:p text:style-name="P23"><text:span text:style-name="T37"><text:tab/><text:tab/>tallennaTiedostoon( blokkiKoodiParit.blokki.pituus)</text:span></text:p>
      <text:p text:style-name="P23"><text:span text:style-name="T37"/></text:p>
      <text:p text:style-name="P23"><text:span text:style-name="T37"><text:tab/>tallennaTiedostoon( blokkiKoodiParit.koodi.pituus)</text:span></text:p>
      <text:p text:style-name="P23"><text:span text:style-name="T37"><text:tab/>tallennaTiedostoon(blokkiKoodiParit.blokki.blokki)</text:span></text:p>
      <text:p text:style-name="P23"><text:span text:style-name="T37"/></text:p>
      <text:p text:style-name="P23"><text:span text:style-name="T37">for-luupin aikavaatimus on O(n) koska koodeja on pahimmillaan O(n). Muut operaatiot ovat vakioaikaisia -&gt; O(n)</text:span></text:p>
      <text:p text:style-name="P23"><text:span text:style-name="T37"/></text:p>
      <text:p text:style-name="P23"><text:span text:style-name="T37">Metodi luo väliaikaismuuttujia muutaman -&gt; O(1) tila-vaativuus</text:span></text:p>
      <text:p text:style-name="P21"><text:span text:style-name="T21"/></text:p>
      <text:p text:style-name="P21"><text:span text:style-name="T21"/></text:p>
      <text:p text:style-name="P23"><text:span text:style-name="T21">Metodin aikavaativuus on siis</text:span><text:span text:style-name="T23"> </text:span><text:span text:style-name="T16">O(</text:span><text:span text:style-name="T19">n</text:span><text:span text:style-name="T16">)</text:span><text:span text:style-name="T21">.</text:span></text:p>
      <text:p text:style-name="P23"><text:span text:style-name="T21">Metodin tilavaativuus on siis </text:span><text:span text:style-name="T16">O(</text:span><text:span text:style-name="T19">1</text:span><text:span text:style-name="T16">)</text:span><text:span text:style-name="T21">.</text:span></text:p>
      <text:p text:style-name="P28"><text:span text:style-name="T10"/></text:p>
      <text:p text:style-name="P28"><text:span text:style-name="T10"/></text:p>
      <text:p text:style-name="P38"><text:span text:style-name="T30">Pakkaaja</text:span><text:span text:style-name="T10">-luokka</text:span></text:p>
      <text:p text:style-name="P24"><text:span text:style-name="T10"/></text:p>
      <text:p text:style-name="P24"><text:span text:style-name="T6">pakkaa</text:span><text:span text:style-name="T10">()</text:span><text:span text:style-name="T30">-pseudokoodi</text:span></text:p>
      <text:p text:style-name="P24"><text:span text:style-name="T10"/></text:p>
      <text:p text:style-name="P9"><text:span text:style-name="T10">Pseudokoodi:</text:span></text:p>
      <text:p text:style-name="P9"><text:span text:style-name="T10"><text:tab/></text:span></text:p>
      <text:p text:style-name="P9"><text:span text:style-name="T10"><text:tab/>koodit = koodimuodostaja.muodostakoodit(lukija(lähdetiedosto))</text:span></text:p>
      <text:p text:style-name="P9"><text:span text:style-name="T10"><text:tab/>bittejaKaytetty = tiivistaja.tiivista(lukija(lähdetiedosto), kirjoittaja(kohdetiedosto), koodit)</text:span></text:p>
      <text:p text:style-name="P9"><text:span text:style-name="T10"><text:tab/>headermuodostaja(kirjoittaja(kohdetiedosto + ".header"),</text:span></text:p>
      <text:p text:style-name="P9"><text:span text:style-name="T10"><text:tab/><text:tab/>koodiMuodostaja.kooditJarjestyksessa(), bittejaKaytetty, BlokinKoko))</text:span></text:p>
      <text:p text:style-name="P9"><text:span text:style-name="T10"><text:tab/>tulostaStatsit()</text:span></text:p>
      <text:p text:style-name="P9"><text:span text:style-name="T10"/></text:p>
      <text:p text:style-name="P19"><text:span text:style-name="T28">Aikavaativuus: </text:span><text:span text:style-name="T29">O(n log n) + </text:span><text:span text:style-name="T36">O(n) + </text:span><text:span text:style-name="T38">O(n) </text:span><text:span text:style-name="T29">= O(n log n)</text:span></text:p>
      <text:p text:style-name="P22"><text:span text:style-name="T36">Tilavaativuus O(n) koodeille</text:span></text:p>
      <text:p text:style-name="P22"><text:span text:style-name="T36"/></text:p>
      <text:p text:style-name="P20"><text:span text:style-name="T29">Pakkauksen aikavaativuus on siis </text:span><text:span text:style-name="T16">O(</text:span><text:span text:style-name="T18">n log n</text:span><text:span text:style-name="T16">) </text:span><text:span text:style-name="T29">missä n on tiedoston tavujen määrä</text:span></text:p>
      <text:p text:style-name="P22"><text:span text:style-name="T36">Pakkauksen tilavaativuus on siis </text:span><text:span text:style-name="T16">O(</text:span><text:span text:style-name="T18">n</text:span><text:span text:style-name="T16">) </text:span><text:span text:style-name="T36">missä n on tiedoston tavujen määr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0M15S</meta:editing-duration>
    <meta:editing-cycles>27</meta:editing-cycles>
    <meta:generator>LibreOffice/4.0.3.3$Windows_x86 LibreOffice_project/0eaa50a932c8f2199a615e1eb30f7ac74279539</meta:generator>
    <dc:date>2013-08-14T21:18:36.70</dc:date>
    <meta:document-statistic meta:table-count="0" meta:image-count="0" meta:object-count="0" meta:page-count="6" meta:paragraph-count="143" meta:word-count="1071" meta:character-count="9988" meta:non-whitespace-character-count="8976"/>
    <meta:user-defined meta:name="Info 1"/>
    <meta:user-defined meta:name="Info 2"/>
    <meta:user-defined meta:name="Info 3"/>
    <meta:user-defined meta:name="Info 4"/>
  </office:meta>
</office:document-meta>
</file>